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 style:family="paragraph" style:parent-style-name="Standard" style:master-page-name="Standard">
      <style:paragraph-properties fo:margin-left="0in" fo:margin-right="0in" fo:margin-top="0in" fo:margin-bottom="0in" loext:contextual-spacing="false" fo:text-align="justify" style:justify-single-word="false" fo:text-indent="0.5in" style:auto-text-indent="false" style:page-number="1"/>
    </style:style>
    <style:style style:name="P3" style:family="paragraph" style:parent-style-name="Standard">
      <style:paragraph-properties fo:margin-top="0in" fo:margin-bottom="0in" loext:contextual-spacing="false" fo:text-align="justify" style:justify-single-word="false"/>
      <style:text-properties style:font-name="Calibri" style:font-name-asian="Calibri1" style:font-name-complex="Calibri1"/>
    </style:style>
    <style:style style:name="P4" style:family="paragraph" style:parent-style-name="Standard">
      <style:paragraph-properties fo:margin-top="0in" fo:margin-bottom="0in" loext:contextual-spacing="false" fo:text-align="justify" style:justify-single-word="false"/>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style:font-name-asian="Calibri1" style:font-name-complex="Calibri1"/>
    </style:style>
    <style:style style:name="T3"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ellblade: Senua’s Sacrifice jest prędzej dziełem sztuki, niż zwykłą grą. Dziełem sztuki, które zapamiętam na długo, aczkolwiek to, czy chcę je zapamiętać to już zupełnie inna kwestia.~Sosna</text:span></text:p>
      <text:p text:style-name="P1"><text:span text:style-name="T2">Gra była przedpremierowo reklamowana jako slasher. Zawiedzie się jednak ten, kto oczekuje od niej walk w stylu Bayonetty, Devil May Cry czy choćby Darksiders. System walki jest tu względnie prosty, bo opiera się na dwóch podstawowych atakach: silnym i słabym, bloku, uniku i odskoku. Samej walki jest w grze stosunkowo dużo, acz jej opanowanie nie wymaga małpiej zręczności czy umiejętności wykręcenia platynowego wyniku w Bayonetcie. Pomimo swoistej prostoty mechaniki walki nie można odmówić jej widowiskowości. Istotnie na całokształt walki wpływa też umiejętność chwilowego spowolnienia czasu poprzez naładowanie skupienia. O wypełnieniu informuje nas chwilowy rozbłysk światła w okolicach pasa protagonistki, a także komunikat od głosów w głowie Senui. Mechanika ta pozwala na szybsze i bardziej widowiskowe wykończenie wrogów, a tym samym szybsze zakończenie samej walki. Z czasem to staje się niezbędne w walce, gdyż tylko tak można pokonać niektórych przeciwników. Pomimo położenia sporego nacisku na bitwę, nie jest jednak ona w tej grze najważniejsza, choć stanowi istotną część, zarówno opowiadanej historii, jak i klimatu oraz świata produkcji.</text:span></text:p>
      <text:p text:style-name="P1"><text:span text:style-name="T2">Sama fabuła opowiada historię tytułowej Senuy, która to niczym mistyczny Orfeusz wyrusza na wyprawę do zaświatów w poszukiwaniu ukochanego. Problem w tym, że w przeciwieństwie do Eurydyki, Dilion, bo tak nazywa się ukochany Senui, został zdekapitowany na jej oczach, a sama dziewczyna choruje na psychozę, tudzież inną chorobę psychiczną. Oręża jest tu niewiele, bo zasadniczo jest to jeden miecz, którego nie da się zmienić na nic innego. To, co w produkcji jest najważniejsze to klimat. Gra silnie osadzona jest w mitologii wojowniczych ludów północy, zwanych potocznie wikingami, przy czym odniosłem wrażenie, że dość swobodnie ową mitologię interpretuje albo za słabo znam nordyckie wierzenia. Nie jest to wada produkcji, ponieważ jest ona bardzo konsekwentna w prowadzeniu wykreowanego świata.</text:span></text:p>
      <text:p text:style-name="P1"><text:span text:style-name="T2">Choroba psychiczna głównej bohaterki wpływa na nią samą, ponieważ powoduje, że w głowie Senui pojawiły się głosy, pełniące jednocześnie rolę przewodnika, swego rodzaju interfejsu produkcji oraz największego przeciwnika i demotywatora w grze. Klimat produkcji jest mroczny, czuć tutaj rosnące poczucie beznadziei i zagubienia. Całokształt jest również wysoce niepokojący, lecz pomimo tego przyciąga niczym magnes. Poprzez klimat obcowanie z produkcją przypomina dłubanie w gnijącym zębie. Niby wiadomo, że nie powinno się tego robić, jednakże nie sposób się od tego oderwać.</text:span></text:p>
      <text:p text:style-name="P1"><text:span text:style-name="T2">Graficznie produkcja prezentuje się bardzo dobrze. Zarówno projekty przeciwników, jak i lokacji są spójne ze światem gry: miejscówki same w sobie są zróżnicowane, aczkolwiek są i takie, które są tylko korytarzami/wnętrzami jaskiń oraz te, które potrafią zachwycić widokami. Wizualnie prezentuje się dość realistycznie, jeśli chodzi o odwzorowanie twarzy czy elementów otoczenia takich jak drzewa lub skały, ale jednocześnie projekt przeciwników prezentuje się tyleż ponuro, co na tyle nierealnie, że równie dobrze mogą być wytworem wyobraźni protagonistki.</text:span></text:p>
      <text:p text:style-name="P1"><text:span text:style-name="T2">Większość zagadek środowiskowych polega na otwarciu bramy, co sprowadza się do <text:s/>wypatrywania w otoczeniu kształtów przypominających runy, które zobaczyło się na rzeczonej bramie. Co zaskakujące zagadki te pasują zarówno do konceptu, w którym chory umysł dopatruje się czegoś, co ciężko jest dostrzec w zwykłych przedmiotach, jak i ogólnej konstrukcji gry. Jednakże stają się one po pewnym czasie powtarzalne, przez co nieraz brakowało mi tu klasycznych zagadek środowiskowych w stylu „przesuń dźwignię x, by coś stało się z przedmiotem y”, jednakże nie jest to coś, co znacząco wpływa na obcowanie z tytułem.</text:span></text:p>
      <text:p text:style-name="P1"><text:span text:style-name="T2">Gra jest liniowa do bólu, a i historia nie ma żadnych rozgałęzień fabularnych, przez co doświadczenie jest tyleż unikalne, co zasadniczo jednorazowe. Owszem, zdarzają się półotwarte lokacje, jednakże ścieżka prowadząca do celu, jakim jest na przykład znalezienie wyjścia czy rozwiązanie zagadki środowiskowej jest zasadniczo tylko jedna i to dość dobrze oświetlona, jeśli mowa o mechanizmach prowadzenia gracza za rączkę. Powiem szczerze, że liniowość produkcji jakoś nieszczególnie mi przeszkadzała, bo wolę jak produkcja jest liniowa, ale ma na siebie pomysł, niż fakt, że jest sztucznie rozwlekana do granic możliwości poprzez otwarty świat pełen nieinteresujących aktywności pobocznych rozmywających tylko główny wątek i sprawiających, że historia staje się mdła.</text:span></text:p>
      <text:p text:style-name="P1"><text:span text:style-name="T2">Udźwiękowienie i muzyka stoją według mnie na najwyższym poziomie, całość jest spójna ze światem, głosy postaci są bardzo dobrze dobrane, a soundtrack jest wyborny, zwłaszcza końcowa piosenka, której mógłbym słuchać non stop. Sama gra jest lekkim mariażem rozwiązań znanych między innymi z Tomb Raidera, czy innych gier z gatunku Action Adventure, jednakże dokłada do nich również autorskie pomysły.</text:span></text:p>
      <text:p text:style-name="P1"><text:span text:style-name="T2">Wspomnę jeszcze tutaj o znajdźkach, których jest tu cały jeden rodzaj i jest to wielki słup z okrągłą tarczą i runą pośrodku oraz symbolami runicznymi w obwodzie symbolizującymi to, ile już tych tarcz znaleźliśmy, co sprawia, że dość trudno je przeoczyć. Opowiadają one historie związane zarówno z Ragnarokiem, czyli nordyckim końcem świata, jak i takie związane bezpośrednio z mitologią wikingów i postaciami w niej występującymi. Warto je odszukać i wysłuchać tych kilku zdań, gdyż całkiem nieźle uzupełniają one główny wątek fabularny gry.</text:span></text:p>
      <text:p text:style-name="P1"><text:span text:style-name="T2">Gdybym miał się do czegoś przyczepić, to byłyby to okazjonalne spadki płynności, a także kilka pomniejszych bugów graficznych pokroju przenikania obiektów czy zabijanie przeciwników powietrzem, bo animacja wyciągnięcia miecza się zbugowała i miecz został w pochwie, jednakże nie jest to nic, czego nie dałoby się poprawić jednym czy dwoma patchami, a z tego co mi wiadomo, twórcy nadal łatają tytuł.</text:span></text:p>
      <text:p text:style-name="P1"><text:span text:style-name="T2">Ukończenie produkcji zajęło mi równo 10 godzin, jednakże czas ten może się wydłużyć lub skrócić, w zależności od tego jak często będzie się ginąć czy znajdować rozwiązania zagadek środowiskowych. Nie jest to co prawda tytuł dla każdego, bo niektórych może odepchnąć klimat, innych powtarzalność zagadek środowiskowych, a jeszcze innych nastawienie tytułu bardziej na stosunkowo powolne tempo odkrywania kolejnych meandrów świata i fabuły, niż na walkę, jednakże uważam, że warto jest dać tytułowi szansę i samemu poznawać drogę, którą przeszła Senua, by ocalić ukochanego z Helu oraz zrozumieć to, kim ona sama jest.</text:span></text:p>
      <text:p text:style-name="P3"/>
      <text:p text:style-name="P4"><text:a xlink:type="simple" xlink:href="https://steamuserimages-a.akamaihd.net/ugc/857230492627720394/43314B5A0648BB598273C7EC018103162DCF6DF5/" text:style-name="Internet_20_link" text:visited-style-name="Visited_20_Internet_20_Link"><text:span text:style-name="T3">https://steamuserimages-a.akamaihd.net/ugc/857230492627720394/43314B5A0648BB598273C7EC018103162DCF6DF5/</text:span></text:a></text:p>
      <text:p text:style-name="P4"><text:a xlink:type="simple" xlink:href="https://i.imgur.com/TPiJbvn.jpg" text:style-name="Internet_20_link" text:visited-style-name="Visited_20_Internet_20_Link"><text:span text:style-name="T3">https://i.imgur.com/TPiJbvn.jpg</text:span></text:a></text:p>
      <text:p text:style-name="P4"><text:a xlink:type="simple" xlink:href="https://i.imgur.com/SeE4Eu7g.jpg" text:style-name="Internet_20_link" text:visited-style-name="Visited_20_Internet_20_Link"><text:span text:style-name="T3">https://i.imgur.com/SeE4Eu7g.jpg</text:span></text:a></text:p>
      <text:p text:style-name="P4"><text:a xlink:type="simple" xlink:href="https://i.imgur.com/Ye1mc10.png" text:style-name="Internet_20_link" text:visited-style-name="Visited_20_Internet_20_Link"><text:span text:style-name="T3">https://i.imgur.com/Ye1mc10.png</text:span></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958" meta:character-count="6800" meta:non-whitespace-character-count="5856"/>
    <meta:generator>LibreOfficeDev/5.1.0.3$Linux_X86_64 LibreOffice_project/</meta:generator>
  </office:meta>
</office:document-meta>
</file>